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svg:stroke-width="0.051cm" draw:marker-start-width="0.355cm" draw:marker-end-width="0.355cm" draw:textarea-horizontal-align="justify" draw:textarea-vertical-align="middle" draw:auto-grow-height="false" fo:min-height="3.002cm" fo:min-width="5.29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662cm" fo:min-width="6.81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208cm" fo:min-width="4.02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0.208cm" fo:min-width="1.99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normal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fo:font-style="normal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42cm" svg:height="3.302cm" svg:x="0.335cm" svg:y="2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7.366cm" svg:height="0.962cm" svg:x="2.667cm" svg:y="0.281cm">
          <text:p text:style-name="P2"><text:span text:style-name="T1">Pr(last observation of specie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0.508cm" svg:x="0.508cm" svg:y="2.567cm">
          <text:p text:style-name="P2"><text:span text:style-name="T2">Current geographic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461cm" svg:height="0.508cm" svg:x="0.508cm" svg:y="3.329cm">
          <text:p text:style-name="P2"><text:span text:style-name="T3">Change geographic range (3 lag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0.508cm" svg:x="0.508cm" svg:y="4.072cm">
          <text:p text:style-name="P2"><text:span text:style-name="T3">Current global tempera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0.508cm" svg:x="0.508cm" svg:y="4.853cm">
          <text:p text:style-name="P2"><text:span text:style-name="T3">Previous global tempera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72cm" svg:height="0.508cm" svg:x="7.41cm" svg:y="4.21cm">
          <text:p text:style-name="P2"><text:span text:style-name="T3">Age at observ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54cm" svg:height="0.508cm" svg:x="1.905cm" svg:y="6.52cm">
          <text:p text:style-name="P2"><text:span text:style-name="T3">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2.54cm" svg:height="0.508cm" svg:x="8.426cm" svg:y="6.52cm">
          <text:p text:style-name="P2"><text:span text:style-name="T3">Phylum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3.256cm" svg:y1="2.313cm" svg:x2="6.35cm" svg:y2="1.243cm" draw:start-shape="id1" draw:start-glue-point="0" draw:end-shape="id2" svg:d="M3256 2313c0-802 3094-268 3094-1070" svg:viewBox="0 0 3095 1071">
          <text:p/>
        </draw:connector>
        <draw:connector draw:style-name="gr6" draw:text-style-name="P5" draw:layer="layout" draw:type="curve" svg:x1="9.696cm" svg:y1="4.21cm" svg:x2="6.35cm" svg:y2="1.243cm" draw:start-shape="id3" draw:start-glue-point="0" draw:end-shape="id2" svg:d="M9696 4210c0-2224-3346-741-3346-2967" svg:viewBox="0 0 3347 2968">
          <text:p/>
        </draw:connector>
        <draw:connector draw:style-name="gr6" draw:text-style-name="P5" draw:layer="layout" draw:type="curve" svg:x1="3.175cm" svg:y1="6.52cm" svg:x2="3.256cm" svg:y2="5.615cm" draw:start-shape="id4" draw:start-glue-point="0" draw:end-shape="id1" draw:end-glue-point="2" svg:d="M3175 6520c0-678 81-226 81-905" svg:viewBox="0 0 82 906">
          <text:p/>
        </draw:connector>
        <draw:connector draw:style-name="gr6" draw:text-style-name="P5" draw:layer="layout" draw:type="curve" svg:x1="9.696cm" svg:y1="6.52cm" svg:x2="9.696cm" svg:y2="4.718cm" draw:start-shape="id5" draw:start-glue-point="0" draw:end-shape="id3" svg:d="M9696 6520v-1802" svg:viewBox="0 0 1 1803">
          <text:p/>
        </draw:connector>
        <draw:connector draw:style-name="gr6" draw:text-style-name="P5" draw:layer="layout" draw:type="curve" svg:x1="8.426cm" svg:y1="6.774cm" svg:x2="4.445cm" svg:y2="6.774cm" draw:start-shape="id5" draw:start-glue-point="3" draw:end-shape="id4" draw:end-glue-point="1" svg:d="M8426 6774h-3981" svg:viewBox="0 0 398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000000" draw:marker-start-width="0.203cm" draw:marker-start-center="false" draw:marker-end-width="0.203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1:23:22.188340052</meta:creation-date>
    <dc:date>2019-06-20T12:18:58.879704900</dc:date>
    <meta:editing-duration>PT37M41S</meta:editing-duration>
    <meta:editing-cycles>11</meta:editing-cycles>
    <meta:generator>LibreOffice/6.0.7.3$Linux_X86_64 LibreOffice_project/00m0$Build-3</meta:generator>
    <meta:document-statistic meta:object-count="14"/>
  </office:meta>
</office:document-meta>
</file>